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0.779cm" table:align="margins"/>
    </style:style>
    <style:style style:name="Tableau1.A" style:family="table-column">
      <style:table-column-properties style:column-width="20.779cm" style:rel-column-width="65535*"/>
    </style:style>
    <style:style style:name="Tableau1.A1" style:family="table-cell">
      <style:table-cell-properties fo:padding="0.097cm" fo:border="none"/>
    </style:style>
    <style:style style:name="Tableau1.5" style:family="table-row">
      <style:table-row-properties style:min-row-height="0.427cm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0.279cm" fo:margin-bottom="0.889cm" fo:margin-left="0.533cm" fo:margin-right="0.27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 draw:fill="none" draw:fill-color="#cfe7f5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MP1"><text:text-input text:description="&lt;company.name&gt;">&lt;company.name&gt;</text:text-input> </text:p>
            </table:table-cell>
          </table:table-row>
          <table:table-row>
            <table:table-cell table:style-name="Tableau1.A1" office:value-type="string">
              <text:p text:style-name="MP2">Dr FRANCOIS</text:p>
            </table:table-cell>
          </table:table-row>
          <table:table-row>
            <table:table-cell table:style-name="Tableau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au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au1.5">
            <table:table-cell table:style-name="Tableau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-left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8-04-14T02:41:07.390854761</dc:date>
    <meta:editing-duration>PT6H53M54S</meta:editing-duration>
    <meta:editing-cycles>39</meta:editing-cycles>
    <meta:generator>LibreOffice/5.2.7.2$Linux_X86_64 LibreOffice_project/20m0$Build-2</meta:generator>
    <dc:creator>Laurent FRANCOIS</dc:creator>
    <meta:document-statistic meta:table-count="2" meta:image-count="0" meta:object-count="0" meta:page-count="1" meta:paragraph-count="10" meta:word-count="56" meta:character-count="267" meta:non-whitespace-character-count="250"/>
  </office:meta>
</office:document-meta>
</file>